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/>
    </style:style>
    <style:style style:name="P2" style:parent-style-name="Sansinterligne" style:list-style-name="LFO2" style:family="paragraph"/>
    <style:style style:name="P3" style:parent-style-name="Sansinterligne" style:list-style-name="LFO2" style:family="paragraph"/>
    <style:style style:name="P4" style:parent-style-name="Sansinterligne" style:list-style-name="LFO2" style:family="paragraph"/>
    <style:style style:name="P5" style:parent-style-name="Sansinterligne" style:list-style-name="LFO2" style:family="paragraph"/>
    <style:style style:name="P6" style:parent-style-name="Sansinterligne" style:list-style-name="LFO2" style:family="paragraph"/>
    <style:style style:name="P7" style:parent-style-name="Sansinterligne" style:list-style-name="LFO2" style:family="paragraph"/>
    <style:style style:name="P8" style:parent-style-name="Sansinterligne" style:list-style-name="LFO2" style:family="paragraph"/>
    <style:style style:name="P9" style:parent-style-name="Sansinterligne" style:list-style-name="LFO2" style:family="paragraph"/>
    <style:style style:name="P10" style:parent-style-name="Sansinterligne" style:list-style-name="LFO2" style:family="paragraph"/>
  </office:automatic-styles>
  <office:body>
    <office:text text:use-soft-page-breaks="true">
      <text:p text:style-name="P1">-Ajouter les informations sur les livres dans la DB<text:line-break/>-modifier l’affichage de la liste des livre dans l’interface user ( afficher d’abord les livres commandé par les membres du groupe puis les <text:s/>plus récent ou ceux qui ont été commandé le plus de fois</text:p>
      <text:p text:style-name="Sansinterligne">-dans l’écran du user, afficher d’abord la liste des livre et proposer 2 bouton.</text:p>
      <text:p text:style-name="Sansinterligne"><text:tab/>1 . Ajouter le livre de la bibliothèque.</text:p>
      <text:p text:style-name="Sansinterligne"><text:tab/>2.commander un livre qui n’existe pas dans la bibliothèque.</text:p>
      <text:p text:style-name="Sansinterligne">-Ajuster importation fichier XLS<text:s/>pour pouvoir ajouter des données<text:s/>sur les livres.<text:s/></text:p>
      <text:p text:style-name="Normal"/>
      <text:p text:style-name="Normal">RESTE A FAIRE :</text:p>
      <text:list text:style-name="LFO2" text:continue-numbering="true">
        <text:list-item>
          <text:p text:style-name="P2">-Envoi de email automatique au étudiant ( lors de la réception du livre au lors de la rupture de stock).</text:p>
        </text:list-item>
        <text:list-item>
          <text:p text:style-name="P3">Mettre les vieux groupes en mode archive</text:p>
        </text:list-item>
        <text:list-item>
          <text:p text:style-name="P4">Permettre la modification du budget livre pour les étudiants d’un groupe</text:p>
        </text:list-item>
        <text:list-item>
          <text:p text:style-name="P5">Ajouter des champs d’information en plus dans la DB comme le nombre de fois que le livre a été commandé, une quotation , <text:s/>un genre, un lien vers amazon ou vers un site de critique, pouvoir ajouter l’image de couverture du livre.</text:p>
        </text:list-item>
        <text:list-item>
          <text:p text:style-name="P6">Changer le format du fichier xls pour pouvoir ajouter tout cela dans le fichier excel et après l’exporter directement dans la DB.</text:p>
        </text:list-item>
        <text:list-item>
          <text:p text:style-name="P7">Afficher sur la page utilisateur la liste des livres commander par les autres membres du group.</text:p>
        </text:list-item>
        <text:list-item>
          <text:p text:style-name="P8">Lors de l’ajout d’une commande dans le shopping cart, faire directement le persist dans la DB Order.</text:p>
        </text:list-item>
        <text:list-item>
          <text:p text:style-name="P9">Créer un état d’un commande (validée ou non )</text:p>
        </text:list-item>
        <text:list-item>
          <text:p text:style-name="P10">Le design de la page étudiant doit être complètement refait.</text:p>
        </text:list-item>
      </text:list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1-04-15T13:58:00Z</meta:creation-date>
    <dc:date>2011-04-15T13:58:00Z</dc:date>
    <meta:template xlink:href="Normal.dotm" xlink:type="simple"/>
    <meta:editing-cycles>2</meta:editing-cycles>
    <meta:editing-duration>PT0S</meta:editing-duration>
    <meta:document-statistic meta:page-count="1" meta:paragraph-count="2" meta:word-count="218" meta:character-count="1415" meta:row-count="9" meta:non-whitespace-character-count="1199"/>
  </office:meta>
</office:document-meta>
</file>